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P1" style:parent-style-name="Textbody" style:master-page-name="MPF0" style:family="paragraph">
      <style:paragraph-properties fo:break-before="page" fo:text-align="center" fo:margin-bottom="0.1666in"/>
    </style:style>
    <style:style style:name="T14" style:parent-style-name="V-Modell-XT.Instruction" style:family="text">
      <style:text-properties fo:font-size="40pt" style:font-size-asian="40pt" style:font-size-complex="40pt"/>
    </style:style>
    <style:style style:name="P15" style:parent-style-name="Textbody" style:family="paragraph">
      <style:paragraph-properties fo:widows="2" fo:orphans="2" fo:text-align="center" fo:margin-bottom="0.1666in"/>
      <style:text-properties fo:hyphenate="true"/>
    </style:style>
    <style:style style:name="T16" style:parent-style-name="Absatz-Standardschriftart" style:family="text">
      <style:text-properties fo:font-weight="bold" style:font-weight-asian="bold" style:font-weight-complex="bold"/>
    </style:style>
    <style:style style:name="T17" style:parent-style-name="V-Modell-XT.Instruction" style:family="text">
      <style:text-properties fo:font-size="14pt" style:font-size-asian="14pt"/>
    </style:style>
    <style:style style:name="TableColumn19" style:family="table-column">
      <style:table-column-properties style:column-width="1.6069in" style:use-optimal-column-width="false"/>
    </style:style>
    <style:style style:name="TableColumn20" style:family="table-column">
      <style:table-column-properties style:column-width="3.5215in" style:use-optimal-column-width="false"/>
    </style:style>
    <style:style style:name="Table18" style:family="table">
      <style:table-properties style:width="5.1284in" fo:margin-left="0.5458in" table:align="left"/>
    </style:style>
    <style:style style:name="TableRow21" style:family="table-row">
      <style:table-row-properties style:use-optimal-row-height="false" fo:keep-together="always"/>
    </style:style>
    <style:style style:name="TableCell22"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3" style:parent-style-name="TableContents" style:family="paragraph">
      <style:text-properties fo:font-weight="bold" style:font-weight-asian="bold" style:font-weight-complex="bold" fo:font-size="10pt" style:font-size-asian="10pt" style:font-size-complex="10pt"/>
    </style:style>
    <style:style style:name="TableCell24" style:family="table-cell">
      <style:table-cell-properties fo:border="0.0034in solid #000000" style:writing-mode="lr-tb" fo:padding-top="0.0395in" fo:padding-left="0.0395in" fo:padding-bottom="0.0194in" fo:padding-right="0.0395in"/>
    </style:style>
    <style:style style:name="P25" style:parent-style-name="TableContents" style:family="paragraph">
      <style:paragraph-properties>
        <style:tab-stops>
          <style:tab-stop style:type="right" style:position="3.552in"/>
        </style:tab-stops>
      </style:paragraph-properties>
    </style:style>
    <style:style style:name="T26" style:parent-style-name="V-Modell-XT.Instruction" style:family="text">
      <style:text-properties fo:font-size="10pt" style:font-size-asian="10pt" style:font-size-complex="10pt"/>
    </style:style>
    <style:style style:name="TableRow27" style:family="table-row">
      <style:table-row-properties style:use-optimal-row-height="false" fo:keep-together="always"/>
    </style:style>
    <style:style style:name="TableCell2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29" style:parent-style-name="TableContents" style:family="paragraph">
      <style:text-properties fo:font-weight="bold" style:font-weight-asian="bold" style:font-weight-complex="bold" fo:font-size="10pt" style:font-size-asian="10pt" style:font-size-complex="10pt"/>
    </style:style>
    <style:style style:name="TableCell3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5" style:parent-style-name="TableContents" style:family="paragraph">
      <style:paragraph-properties>
        <style:tab-stops>
          <style:tab-stop style:type="right" style:position="3.552in"/>
        </style:tab-stops>
      </style:paragraph-properties>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4" style:parent-style-name="Absatz-Standardschriftart" style:family="text">
      <style:text-properties fo:font-size="10pt" style:font-size-asian="10pt" style:font-size-complex="10pt"/>
    </style:style>
    <number:date-style style:name="N45" number:language="en" number:country="US">
      <number:month number:style="long" number:calendar="gregorian"/>
      <number:text>/</number:text>
      <number:day number:style="long" number:calendar="gregorian"/>
      <number:text>/</number:text>
      <number:year number:style="long" number:calendar="gregorian"/>
    </number:date-style>
    <style:style style:name="T46" style:parent-style-name="Absatz-Standardschriftart" style:family="text">
      <style:text-properties fo:font-size="10pt" style:font-size-asian="10pt" style:font-size-complex="10pt"/>
    </style:style>
    <style:style style:name="T47" style:parent-style-name="Absatz-Standardschriftart" style:family="text">
      <style:text-properties fo:font-size="10pt" style:font-size-asian="10pt" style:font-size-complex="10pt"/>
    </style:style>
    <number:date-style style:name="N48" number:language="en" number:country="US">
      <number:hours number:style="long"/>
      <number:text>:</number:text>
      <number:minutes number:style="long"/>
    </number:dat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1" style:parent-style-name="TableContents" style:family="paragraph">
      <style:text-properties fo:font-weight="bold" style:font-weight-asian="bold" style:font-weight-complex="bold" fo:font-size="10pt" style:font-size-asian="10pt" style:font-size-complex="10pt"/>
    </style:style>
    <style:style style:name="TableCell52" style:family="table-cell">
      <style:table-cell-properties fo:border="none" style:writing-mode="lr-tb" fo:padding-top="0in" fo:padding-left="0.0069in" fo:padding-bottom="0in" fo:padding-right="0.0069in"/>
    </style:style>
    <style:style style:name="TableColumn54" style:family="table-column">
      <style:table-column-properties style:column-width="0.2708in" style:use-optimal-column-width="false"/>
    </style:style>
    <style:style style:name="TableColumn55" style:family="table-column">
      <style:table-column-properties style:column-width="3.25in" style:use-optimal-column-width="false"/>
    </style:style>
    <style:style style:name="Table53" style:family="table">
      <style:table-properties style:width="3.5208in" fo:margin-left="0in" table:align="left"/>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8" style:parent-style-name="TableContents" style:family="paragraph">
      <style:paragraph-properties fo:text-align="center"/>
    </style:style>
    <style:style style:name="TableCell5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6" style:parent-style-name="TableContents" style:family="paragraph">
      <style:paragraph-properties fo:text-align="center"/>
    </style:style>
    <style:style style:name="TableCell6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8" style:parent-style-name="Standard" style:family="paragraph">
      <style:text-properties style:font-name="Times New Roman" fo:font-size="12pt" style:font-size-asian="12pt"/>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TableRow86" style:family="table-row">
      <style:table-row-properties style:use-optimal-row-height="false" fo:keep-together="always"/>
    </style:style>
    <style:style style:name="TableCell8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8" style:parent-style-name="TableContents" style:family="paragraph">
      <style:text-properties fo:font-weight="bold" style:font-weight-asian="bold" style:font-weight-complex="bold" fo:font-size="10pt" style:font-size-asian="10pt" style:font-size-complex="10pt"/>
    </style:style>
    <style:style style:name="TableCell8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1" style:family="table-column">
      <style:table-column-properties style:column-width="0.334in" style:use-optimal-column-width="false"/>
    </style:style>
    <style:style style:name="TableColumn92" style:family="table-column">
      <style:table-column-properties style:column-width="0.834in" style:use-optimal-column-width="false"/>
    </style:style>
    <style:style style:name="TableColumn93" style:family="table-column">
      <style:table-column-properties style:column-width="0.6347in" style:use-optimal-column-width="false"/>
    </style:style>
    <style:style style:name="TableColumn94" style:family="table-column">
      <style:table-column-properties style:column-width="0.9083in" style:use-optimal-column-width="false"/>
    </style:style>
    <style:style style:name="TableColumn95" style:family="table-column">
      <style:table-column-properties style:column-width="1.8854in" style:use-optimal-column-width="false"/>
    </style:style>
    <style:style style:name="TableColumn96" style:family="table-column">
      <style:table-column-properties style:column-width="0.5527in" style:use-optimal-column-width="false"/>
    </style:style>
    <style:style style:name="TableColumn97" style:family="table-column">
      <style:table-column-properties style:column-width="1.1506in" style:use-optimal-column-width="false"/>
    </style:style>
    <style:style style:name="Table90" style:family="table">
      <style:table-properties style:width="6.3in" fo:margin-left="0in" table:align="left"/>
    </style:style>
    <style:style style:name="TableRow98" style:family="table-row">
      <style:table-row-properties style:use-optimal-row-height="false" fo:keep-together="always"/>
    </style:style>
    <style:style style:name="TableCell99" style:family="table-cell">
      <style:table-cell-properties fo:border="none" style:writing-mode="lr-tb" fo:padding-top="0in" fo:padding-left="0.0069in" fo:padding-bottom="0in" fo:padding-right="0.0069in"/>
    </style:style>
    <style:style style:name="TableColumn101" style:family="table-column">
      <style:table-column-properties style:column-width="0.334in" style:use-optimal-column-width="false"/>
    </style:style>
    <style:style style:name="TableColumn102" style:family="table-column">
      <style:table-column-properties style:column-width="0.834in" style:use-optimal-column-width="false"/>
    </style:style>
    <style:style style:name="TableColumn103" style:family="table-column">
      <style:table-column-properties style:column-width="0.6347in" style:use-optimal-column-width="false"/>
    </style:style>
    <style:style style:name="Table100" style:family="table">
      <style:table-properties style:width="1.8027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0"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4" style:parent-style-name="Standard" style:family="paragraph">
      <style:text-properties style:font-name="Times New Roman" fo:font-size="12pt" style:font-size-asian="12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319in"/>
        </style:tab-stops>
      </style:paragraph-properties>
    </style:style>
    <style:style style:name="P164" style:parent-style-name="Standard" style:family="paragraph">
      <style:text-properties style:font-name="Helvetica" style:font-name-asian="Helvetica" style:font-name-complex="Helvetica" fo:color="#0000FF" fo:font-size="11.5pt" style:font-size-asian="11.5pt" style:font-size-complex="11.5pt"/>
    </style:style>
    <style:style style:name="P165"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6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67"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68"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69" style:parent-style-name="Standard" style:family="paragraph">
      <style:paragraph-properties style:text-autospace="none"/>
    </style:style>
    <style:style style:name="P170" style:parent-style-name="Standard" style:family="paragraph">
      <style:paragraph-properties style:text-autospace="none"/>
    </style:style>
    <style:style style:name="P171" style:parent-style-name="Standard" style:family="paragraph">
      <style:paragraph-properties style:text-autospace="none"/>
    </style:style>
    <style:style style:name="P172" style:parent-style-name="Standard" style:family="paragraph">
      <style:paragraph-properties style:text-autospace="none"/>
    </style:style>
    <style:style style:name="P173" style:parent-style-name="Standard" style:family="paragraph">
      <style:paragraph-properties style:text-autospace="none"/>
    </style:style>
    <style:style style:name="P174" style:parent-style-name="Standard" style:family="paragraph">
      <style:paragraph-properties style:text-autospace="none"/>
    </style:style>
    <style:style style:name="T175" style:parent-style-name="Absatz-Standardschriftart" style:family="text">
      <style:text-properties fo:language="de" fo:country="AT"/>
    </style:style>
    <style:style style:name="T176" style:parent-style-name="Absatz-Standardschriftart" style:family="text">
      <style:text-properties fo:language="de" fo:country="AT"/>
    </style:style>
    <style:style style:name="T177" style:parent-style-name="Absatz-Standardschriftart" style:family="text">
      <style:text-properties style:font-name="Wingdings" style:font-name-asian="Wingdings" style:font-name-complex="Wingdings"/>
    </style:style>
    <style:style style:name="T178" style:parent-style-name="Absatz-Standardschriftart" style:family="text">
      <style:text-properties fo:language="de" fo:country="AT"/>
    </style:style>
    <style:style style:name="P179" style:parent-style-name="Standard" style:family="paragraph">
      <style:paragraph-properties style:text-autospace="none"/>
      <style:text-properties fo:language="de" fo:country="AT"/>
    </style:style>
    <style:style style:name="P180" style:parent-style-name="Standard" style:family="paragraph">
      <style:paragraph-properties style:text-autospace="none"/>
      <style:text-properties fo:language="de" fo:country="AT"/>
    </style:style>
    <style:style style:name="P181" style:parent-style-name="Standard" style:family="paragraph">
      <style:paragraph-properties style:text-autospace="none"/>
    </style:style>
    <style:style style:name="T182" style:parent-style-name="Absatz-Standardschriftart" style:family="text">
      <style:text-properties fo:language="de" fo:country="AT"/>
    </style:style>
    <style:style style:name="T183" style:parent-style-name="Absatz-Standardschriftart" style:family="text">
      <style:text-properties style:font-name="Wingdings" style:font-name-asian="Wingdings" style:font-name-complex="Wingdings"/>
    </style:style>
    <style:style style:name="T184" style:parent-style-name="Absatz-Standardschriftart" style:family="text">
      <style:text-properties fo:language="de" fo:country="AT"/>
    </style:style>
    <style:style style:name="P185" style:parent-style-name="Standard" style:family="paragraph">
      <style:paragraph-properties style:text-autospace="none"/>
      <style:text-properties fo:language="de" fo:country="AT"/>
    </style:style>
    <style:style style:name="P186" style:parent-style-name="Standard" style:family="paragraph">
      <style:paragraph-properties style:text-autospace="none"/>
      <style:text-properties fo:language="de" fo:country="AT"/>
    </style:style>
    <style:style style:name="P187" style:parent-style-name="Standard" style:family="paragraph">
      <style:paragraph-properties style:text-autospace="none"/>
      <style:text-properties fo:language="de" fo:country="AT"/>
    </style:style>
    <style:style style:name="P188" style:parent-style-name="Standard" style:family="paragraph">
      <style:paragraph-properties style:text-autospace="none"/>
      <style:text-properties fo:language="de" fo:country="AT"/>
    </style:style>
    <style:style style:name="T189" style:parent-style-name="Absatz-Standardschriftart" style:family="text">
      <style:text-properties fo:font-weight="bold" style:font-weight-asian="bold" style:font-weight-complex="bold"/>
    </style:style>
    <style:style style:name="P190" style:parent-style-name="Standard" style:family="paragraph">
      <style:paragraph-properties fo:text-align="center"/>
    </style:style>
    <style:style style:name="T191" style:parent-style-name="Absatz-Standardschriftart" style:family="text">
      <style:text-properties fo:color="#FF0000"/>
    </style:style>
    <style:style style:name="P192" style:parent-style-name="Standard" style:family="paragraph">
      <style:paragraph-properties fo:text-align="center"/>
    </style:style>
    <style:style style:name="T193" style:parent-style-name="Absatz-Standardschriftart" style:family="text">
      <style:text-properties fo:color="#FF0000"/>
    </style:style>
    <style:style style:name="T194" style:parent-style-name="Absatz-Standardschriftart" style:family="text">
      <style:text-properties fo:language="en" fo:country="GB"/>
    </style:style>
    <style:style style:name="T195" style:parent-style-name="Absatz-Standardschriftart" style:family="text">
      <style:text-properties fo:language="en" fo:country="GB"/>
    </style:style>
    <style:style style:name="P196" style:parent-style-name="VersteckterText" style:family="paragraph">
      <style:text-properties fo:language="en" fo:country="GB"/>
    </style:style>
    <style:style style:name="P197" style:parent-style-name="VersteckterText" style:family="paragraph">
      <style:text-properties fo:language="en" fo:country="GB"/>
    </style:style>
    <style:style style:name="P198" style:parent-style-name="VersteckterText" style:family="paragraph">
      <style:text-properties fo:language="en" fo:country="GB"/>
    </style:style>
    <style:style style:name="P199" style:parent-style-name="VersteckterText" style:family="paragraph">
      <style:text-properties fo:language="en" fo:country="GB"/>
    </style:style>
    <style:style style:name="P200" style:parent-style-name="VersteckterText" style:family="paragraph">
      <style:text-properties fo:language="en" fo:country="GB"/>
    </style:style>
    <style:style style:name="P201" style:parent-style-name="V-Modell-XT.Textbody" style:family="paragraph">
      <style:text-properties fo:color="#000000"/>
    </style:style>
    <style:style style:name="P202" style:parent-style-name="V-Modell-XT.Textbody" style:family="paragraph">
      <style:text-properties fo:font-size="11pt" style:font-size-asian="11pt"/>
    </style:style>
    <style:style style:name="T203" style:parent-style-name="Absatz-Standardschriftart" style:family="text">
      <style:text-properties fo:font-size="11pt" style:font-size-asian="11pt" fo:language="de" fo:country="AT"/>
    </style:style>
    <style:style style:name="T204" style:parent-style-name="Absatz-Standardschriftart" style:family="text">
      <style:text-properties style:font-name="Wingdings" style:font-name-asian="Wingdings" style:font-name-complex="Wingdings" fo:font-size="11pt" style:font-size-asian="11pt"/>
    </style:style>
    <style:style style:name="T205" style:parent-style-name="Absatz-Standardschriftart" style:family="text">
      <style:text-properties fo:font-size="11pt" style:font-size-asian="11pt" fo:language="de" fo:country="AT"/>
    </style:style>
    <style:style style:name="T206" style:parent-style-name="Absatz-Standardschriftart" style:family="text">
      <style:text-properties fo:font-size="11pt" style:font-size-asian="11pt" fo:language="de" fo:country="AT"/>
    </style:style>
    <style:style style:name="T207" style:parent-style-name="Absatz-Standardschriftart" style:family="text">
      <style:text-properties fo:font-size="11pt" style:font-size-asian="11pt" fo:language="de" fo:country="AT"/>
    </style:style>
    <style:style style:name="P208"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9"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0"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1"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2"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3" style:parent-style-name="V-Modell-XT.Textbody" style:family="paragraph">
      <style:text-properties style:font-name="Helvetica" style:font-name-asian="Helvetica" style:font-name-complex="Helvetica" fo:color="#0000FF" fo:font-size="11.5pt" style:font-size-asian="11.5pt" style:font-size-complex="11.5pt"/>
    </style:style>
    <style:style style:name="P214" style:parent-style-name="V-Modell-XT.Textbody" style:family="paragraph">
      <style:text-properties style:font-style-complex="italic" fo:color="#000000"/>
    </style:style>
    <style:style style:name="P215" style:parent-style-name="V-Modell-XT.Textbody" style:family="paragraph">
      <style:text-properties fo:font-style="italic" style:font-style-asian="italic" style:font-style-complex="italic" fo:color="#000000"/>
    </style:style>
    <style:style style:name="P216" style:parent-style-name="V-Modell-XT.Textbody" style:family="paragraph">
      <style:text-properties fo:font-style="italic" style:font-style-asian="italic" style:font-style-complex="italic" fo:color="#000000"/>
    </style:style>
    <style:style style:name="P217" style:parent-style-name="V-Modell-XT.Textbody" style:family="paragraph">
      <style:text-properties fo:font-style="italic" style:font-style-asian="italic" style:font-style-complex="italic" fo:color="#000000" fo:language="de" fo:country="AT"/>
    </style:style>
    <style:style style:name="P218" style:parent-style-name="V-Modell-XT.Textbody" style:family="paragraph">
      <style:text-properties fo:font-style="italic" style:font-style-asian="italic" style:font-style-complex="italic" fo:color="#000000" fo:language="de" fo:country="AT"/>
    </style:style>
    <style:style style:name="P219" style:parent-style-name="V-Modell-XT.Textbody" style:family="paragraph">
      <style:text-properties fo:font-style="italic" style:font-style-asian="italic" style:font-style-complex="italic" fo:color="#000000" fo:language="de" fo:country="AT"/>
    </style:style>
    <style:style style:name="P220" style:parent-style-name="V-Modell-XT.Textbody" style:family="paragraph">
      <style:text-properties fo:font-style="italic" style:font-style-asian="italic" style:font-style-complex="italic" fo:color="#000000" fo:language="de" fo:country="AT"/>
    </style:style>
    <style:style style:name="P221" style:parent-style-name="V-Modell-XT.Textbody" style:family="paragraph">
      <style:text-properties fo:font-style="italic" style:font-style-asian="italic" style:font-style-complex="italic" fo:color="#000000"/>
    </style:style>
    <style:style style:name="P222" style:parent-style-name="V-Modell-XT.Textbody" style:family="paragraph">
      <style:text-properties fo:font-style="italic" style:font-style-asian="italic" style:font-style-complex="italic" fo:color="#000000"/>
    </style:style>
    <style:style style:name="P223" style:parent-style-name="V-Modell-XT.Textbody" style:family="paragraph">
      <style:text-properties fo:font-style="italic" style:font-style-asian="italic" style:font-style-complex="italic" fo:color="#000000"/>
    </style:style>
    <style:style style:name="P224" style:parent-style-name="V-Modell-XT.Textbody" style:family="paragraph">
      <style:text-properties fo:font-style="italic" style:font-style-asian="italic" style:font-style-complex="italic" fo:color="#000000"/>
    </style:style>
    <style:style style:name="P225" style:parent-style-name="V-Modell-XT.Textbody" style:family="paragraph">
      <style:text-properties fo:color="#000000"/>
    </style:style>
    <style:style style:name="P226" style:parent-style-name="V-Modell-XT.Textbody" style:family="paragraph">
      <style:text-properties fo:color="#000000"/>
    </style:style>
    <style:style style:name="P227" style:parent-style-name="V-Modell-XT.Textbody" style:family="paragraph">
      <style:text-properties fo:color="#000000"/>
    </style:style>
    <style:style style:name="P228" style:parent-style-name="V-Modell-XT.Textbody" style:family="paragraph">
      <style:text-properties fo:color="#000000"/>
    </style:style>
    <style:style style:name="P229" style:parent-style-name="V-Modell-XT.Textbody" style:family="paragraph">
      <style:text-properties fo:color="#000000"/>
    </style:style>
    <style:style style:name="P230" style:parent-style-name="V-Modell-XT.Textbody" style:family="paragraph">
      <style:text-properties fo:color="#000000" fo:language="de" fo:country="AT"/>
    </style:style>
    <style:style style:name="P231" style:parent-style-name="V-Modell-XT.Textbody" style:family="paragraph">
      <style:text-properties fo:color="#000000" fo:language="en" fo:country="GB"/>
    </style:style>
    <style:style style:name="P232" style:parent-style-name="V-Modell-XT.Textbody" style:family="paragraph">
      <style:text-properties fo:color="#000000" fo:language="en" fo:country="GB"/>
    </style:style>
    <style:style style:name="P233" style:parent-style-name="V-Modell-XT.Textbody" style:family="paragraph">
      <style:text-properties fo:color="#000000" fo:language="en" fo:country="GB"/>
    </style:style>
    <style:style style:name="P234" style:parent-style-name="V-Modell-XT.Textbody" style:family="paragraph">
      <style:text-properties fo:color="#000000"/>
    </style:style>
    <style:style style:name="P235" style:parent-style-name="V-Modell-XT.Textbody" style:family="paragraph">
      <style:text-properties fo:color="#000000"/>
    </style:style>
    <style:style style:name="P236" style:parent-style-name="V-Modell-XT.Textbody" style:family="paragraph">
      <style:text-properties fo:color="#000000"/>
    </style:style>
    <style:style style:name="P237" style:parent-style-name="V-Modell-XT.Textbody" style:family="paragraph">
      <style:text-properties style:font-name="Helvetica" style:font-name-asian="Helvetica" style:font-name-complex="Helvetica" fo:color="#0000FF" fo:font-size="11.5pt" style:font-size-asian="11.5pt" style:font-size-complex="11.5pt"/>
    </style:style>
    <style:style style:name="P238" style:parent-style-name="V-Modell-XT.Textbody" style:family="paragraph">
      <style:text-properties fo:color="#000000"/>
    </style:style>
    <style:style style:name="P239" style:parent-style-name="V-Modell-XT.Textbody" style:family="paragraph">
      <style:text-properties fo:color="#000000"/>
    </style:style>
    <style:style style:name="P240" style:parent-style-name="V-Modell-XT.Textbody" style:family="paragraph">
      <style:text-properties fo:color="#000000"/>
    </style:style>
    <style:style style:name="P241" style:parent-style-name="Standard" style:family="paragraph">
      <style:text-properties style:font-name="Helvetica" style:font-name-asian="Helvetica" style:font-name-complex="Helvetica" fo:color="#0000FF" fo:font-size="11.5pt" style:font-size-asian="11.5pt" style:font-size-complex="11.5pt"/>
    </style:style>
    <style:style style:name="P2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50" style:parent-style-name="Absatz-Standardschriftart" style:family="text">
      <style:text-properties style:font-name="Helvetica" style:font-name-asian="Helvetica" style:font-name-complex="Helvetica" fo:color="#0000FF" fo:font-size="11.5pt" style:font-size-asian="11.5pt" style:font-size-complex="11.5pt"/>
    </style:style>
    <style:style style:name="T251" style:parent-style-name="Absatz-Standardschriftart" style:family="text">
      <style:text-properties style:font-name="Helvetica" style:font-name-asian="Helvetica" style:font-name-complex="Helvetica" fo:color="#0000FF" fo:font-size="11.5pt" style:font-size-asian="11.5pt" style:font-size-complex="11.5pt"/>
    </style:style>
    <style:style style:name="P2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53" style:parent-style-name="Absatz-Standardschriftart" style:family="text">
      <style:text-properties style:font-name="Helvetica" style:font-name-asian="Helvetica" style:font-name-complex="Helvetica" fo:color="#0000FF" fo:font-size="11.5pt" style:font-size-asian="11.5pt" style:font-size-complex="11.5pt"/>
    </style:style>
    <style:style style:name="P254" style:parent-style-name="Standard" style:family="paragraph">
      <style:paragraph-properties style:text-autospace="none"/>
    </style:style>
    <style:style style:name="T255" style:parent-style-name="Absatz-Standardschriftart" style:family="text">
      <style:text-properties style:font-name="Helvetica" style:font-name-asian="Helvetica" style:font-name-complex="Helvetica" fo:color="#0000FF" fo:font-size="11.5pt" style:font-size-asian="11.5pt" style:font-size-complex="11.5pt"/>
    </style:style>
    <style:style style:name="P256" style:parent-style-name="Standard" style:family="paragraph">
      <style:paragraph-properties style:text-autospace="none"/>
    </style:style>
    <style:style style:name="T257" style:parent-style-name="Absatz-Standardschriftart" style:family="text">
      <style:text-properties style:font-name="Helvetica" style:font-name-asian="Helvetica" style:font-name-complex="Helvetica" fo:color="#0000FF" fo:font-size="11.5pt" style:font-size-asian="11.5pt" style:font-size-complex="11.5pt"/>
    </style:style>
    <style:style style:name="P258" style:parent-style-name="Standard" style:family="paragraph">
      <style:paragraph-properties style:text-autospace="none"/>
    </style:style>
    <style:style style:name="T259" style:parent-style-name="Absatz-Standardschriftart" style:family="text">
      <style:text-properties style:font-name="Helvetica" style:font-name-asian="Helvetica" style:font-name-complex="Helvetica" fo:color="#0000FF" fo:font-size="11.5pt" style:font-size-asian="11.5pt" style:font-size-complex="11.5pt"/>
    </style:style>
    <style:style style:name="P260" style:parent-style-name="V-Modell-XT.Textbody" style:family="paragraph">
      <style:text-properties fo:color="#000000"/>
    </style:style>
    <style:style style:name="P261" style:parent-style-name="V-Modell-XT.Textbody" style:family="paragraph">
      <style:text-properties fo:color="#000000"/>
    </style:style>
    <style:style style:name="P262" style:parent-style-name="V-Modell-XT.Textbody" style:family="paragraph">
      <style:text-properties fo:color="#000000"/>
    </style:style>
    <style:style style:name="P263" style:parent-style-name="V-Modell-XT.Textbody" style:family="paragraph">
      <style:text-properties fo:color="#000000"/>
    </style:style>
    <style:style style:name="P264" style:parent-style-name="V-Modell-XT.Textbody" style:family="paragraph">
      <style:text-properties fo:color="#000000"/>
    </style:style>
    <style:style style:name="P265" style:parent-style-name="V-Modell-XT.Textbody" style:family="paragraph">
      <style:text-properties fo:color="#000000"/>
    </style:style>
    <style:style style:name="P266" style:parent-style-name="V-Modell-XT.Textbody" style:family="paragraph">
      <style:text-properties fo:color="#000000"/>
    </style:style>
    <style:style style:name="TableColumn268" style:family="table-column">
      <style:table-column-properties style:column-width="1.3666in" style:use-optimal-column-width="false"/>
    </style:style>
    <style:style style:name="TableColumn269" style:family="table-column">
      <style:table-column-properties style:column-width="4.9333in" style:use-optimal-column-width="false"/>
    </style:style>
    <style:style style:name="Table267" style:family="table">
      <style:table-properties style:width="6.3in" fo:margin-left="0in" table:align="left"/>
    </style:style>
    <style:style style:name="TableRow270" style:family="table-row">
      <style:table-row-properties style:use-optimal-row-height="false" fo:keep-together="always"/>
    </style:style>
    <style:style style:name="TableCell27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7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73" style:family="table-cell">
      <style:table-cell-properties fo:border="0.0034in solid #000000" fo:background-color="#CCCCCC" style:writing-mode="lr-tb" style:vertical-align="middle" fo:padding-top="0.0395in" fo:padding-left="0.0395in" fo:padding-bottom="0.0194in" fo:padding-right="0.0395in"/>
    </style:style>
    <style:style style:name="P274" style:parent-style-name="TableContents" style:family="paragraph">
      <style:paragraph-properties fo:text-align="center"/>
      <style:text-properties fo:font-weight="bold" style:font-weight-asian="bold" style:font-weight-complex="bold"/>
    </style:style>
    <style:style style:name="TableRow275" style:family="table-row">
      <style:table-row-properties style:use-optimal-row-height="false" fo:keep-together="always"/>
    </style:style>
    <style:style style:name="TableCell27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77" style:parent-style-name="TableContents" style:family="paragraph">
      <style:text-properties fo:font-weight="bold" style:font-weight-asian="bold" style:font-weight-complex="bold" fo:font-size="10pt" style:font-size-asian="10pt" style:font-size-complex="10pt"/>
    </style:style>
    <style:style style:name="TableCell27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79"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80" style:parent-style-name="Standard" style:family="paragraph">
      <style:paragraph-properties style:text-autospace="none" fo:text-align="justify"/>
      <style:text-properties style:font-name-asian="Arial" style:font-name-complex="Arial" fo:color="#000080" fo:font-size="12pt" style:font-size-asian="12pt"/>
    </style:style>
    <style:style style:name="P281" style:parent-style-name="V-Modell-XT.Standard" style:family="paragraph">
      <style:text-properties fo:font-weight="bold" style:font-weight-asian="bold" style:font-weight-complex="bold"/>
    </style:style>
    <style:style style:name="P28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83" style:parent-style-name="V-Modell-XT.Standard" style:family="paragraph">
      <style:text-properties fo:font-size="10pt" style:font-size-asian="10pt" style:font-size-complex="10pt"/>
    </style:style>
    <style:style style:name="P284" style:parent-style-name="V-Modell-XT.Standard" style:family="paragraph">
      <style:text-properties fo:font-size="10pt" style:font-size-asian="10pt" style:font-size-complex="10pt"/>
    </style:style>
    <style:style style:name="P285" style:parent-style-name="V-Modell-XT.Standard" style:family="paragraph">
      <style:text-properties fo:font-size="10pt" style:font-size-asian="10pt" style:font-size-complex="10pt"/>
    </style:style>
    <style:style style:name="P28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7" style:parent-style-name="Absatz-Standardschriftart" style:family="text">
      <style:text-properties fo:font-size="10pt" style:font-size-asian="10pt" style:font-size-complex="10pt"/>
    </style:style>
    <style:style style:name="T288" style:parent-style-name="Absatz-Standardschriftart" style:family="text">
      <style:text-properties fo:color="#0000FF" fo:font-size="10pt" style:font-size-asian="10pt" style:font-size-complex="10pt"/>
    </style:style>
    <style:style style:name="T289" style:parent-style-name="Absatz-Standardschriftart" style:family="text">
      <style:text-properties fo:font-size="10pt" style:font-size-asian="10pt" style:font-size-complex="10pt"/>
    </style:style>
    <style:style style:name="T290" style:parent-style-name="Absatz-Standardschriftart" style:family="text">
      <style:text-properties fo:font-size="10pt" style:font-size-asian="10pt" style:font-size-complex="10pt"/>
    </style:style>
    <style:style style:name="T291" style:parent-style-name="Absatz-Standardschriftart" style:family="text">
      <style:text-properties fo:color="#0000FF" fo:font-size="10pt" style:font-size-asian="10pt" style:font-size-complex="10pt"/>
    </style:style>
    <style:style style:name="T292" style:parent-style-name="Absatz-Standardschriftart" style:family="text">
      <style:text-properties fo:font-size="10pt" style:font-size-asian="10pt" style:font-size-complex="10pt"/>
    </style:style>
    <style:style style:name="T293" style:parent-style-name="Absatz-Standardschriftart" style:family="text">
      <style:text-properties fo:color="#0000FF" fo:font-size="10pt" style:font-size-asian="10pt" style:font-size-complex="10pt"/>
    </style:style>
    <style:style style:name="T294" style:parent-style-name="Absatz-Standardschriftart" style:family="text">
      <style:text-properties fo:font-size="10pt" style:font-size-asian="10pt" style:font-size-complex="10pt"/>
    </style:style>
    <style:style style:name="T295" style:parent-style-name="Absatz-Standardschriftart" style:family="text">
      <style:text-properties fo:color="#0000FF" fo:font-size="10pt" style:font-size-asian="10pt" style:font-size-complex="10pt"/>
    </style:style>
    <style:style style:name="T296" style:parent-style-name="Absatz-Standardschriftart" style:family="text">
      <style:text-properties fo:font-size="10pt" style:font-size-asian="10pt" style:font-size-complex="10pt"/>
    </style:style>
    <style:style style:name="T297" style:parent-style-name="Absatz-Standardschriftart" style:family="text">
      <style:text-properties fo:color="#0000FF" fo:font-size="10pt" style:font-size-asian="10pt" style:font-size-complex="10pt"/>
    </style:style>
    <style:style style:name="T298" style:parent-style-name="Absatz-Standardschriftart" style:family="text">
      <style:text-properties fo:font-size="10pt" style:font-size-asian="10pt" style:font-size-complex="10pt"/>
    </style:style>
    <style:style style:name="P299" style:parent-style-name="V-Modell-XT.Standard" style:family="paragraph">
      <style:text-properties fo:font-weight="bold" style:font-weight-asian="bold" style:font-weight-complex="bold"/>
    </style:style>
    <style:style style:name="P30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01" style:parent-style-name="V-Modell-XT.Standard" style:family="paragraph">
      <style:text-properties fo:font-size="10pt" style:font-size-asian="10pt" style:font-size-complex="10pt"/>
    </style:style>
    <style:style style:name="P302" style:parent-style-name="V-Modell-XT.Standard" style:family="paragraph">
      <style:text-properties fo:font-size="10pt" style:font-size-asian="10pt" style:font-size-complex="10pt"/>
    </style:style>
    <style:style style:name="P30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04" style:parent-style-name="Absatz-Standardschriftart" style:family="text">
      <style:text-properties fo:font-size="10pt" style:font-size-asian="10pt" style:font-size-complex="10pt"/>
    </style:style>
    <style:style style:name="T305" style:parent-style-name="Absatz-Standardschriftart" style:family="text">
      <style:text-properties fo:color="#0000FF" fo:font-size="10pt" style:font-size-asian="10pt" style:font-size-complex="10pt"/>
    </style:style>
    <style:style style:name="T306" style:parent-style-name="Absatz-Standardschriftart" style:family="text">
      <style:text-properties fo:font-size="10pt" style:font-size-asian="10pt" style:font-size-complex="10pt"/>
    </style:style>
    <style:style style:name="T307" style:parent-style-name="Absatz-Standardschriftart" style:family="text">
      <style:text-properties fo:color="#0000FF" fo:font-size="10pt" style:font-size-asian="10pt" style:font-size-complex="10pt"/>
    </style:style>
    <style:style style:name="T308" style:parent-style-name="Absatz-Standardschriftart" style:family="text">
      <style:text-properties fo:color="#0000FF" fo:font-size="10pt" style:font-size-asian="10pt" style:font-size-complex="10pt"/>
    </style:style>
    <style:style style:name="T309" style:parent-style-name="Absatz-Standardschriftart" style:family="text">
      <style:text-properties fo:font-size="10pt" style:font-size-asian="10pt" style:font-size-complex="10pt"/>
    </style:style>
    <style:style style:name="P310" style:parent-style-name="V-Modell-XT.Standard" style:family="paragraph">
      <style:text-properties fo:font-weight="bold" style:font-weight-asian="bold" style:font-weight-complex="bold"/>
    </style:style>
    <style:style style:name="P31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12" style:parent-style-name="V-Modell-XT.Standard" style:family="paragraph">
      <style:text-properties fo:font-size="10pt" style:font-size-asian="10pt" style:font-size-complex="10pt"/>
    </style:style>
    <style:style style:name="P313" style:parent-style-name="V-Modell-XT.Standard" style:family="paragraph">
      <style:text-properties fo:font-size="10pt" style:font-size-asian="10pt" style:font-size-complex="10pt"/>
    </style:style>
    <style:style style:name="P31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15" style:parent-style-name="Absatz-Standardschriftart" style:family="text">
      <style:text-properties fo:font-size="10pt" style:font-size-asian="10pt" style:font-size-complex="10pt"/>
    </style:style>
    <style:style style:name="T316" style:parent-style-name="Absatz-Standardschriftart" style:family="text">
      <style:text-properties fo:color="#0000FF" fo:font-size="10pt" style:font-size-asian="10pt" style:font-size-complex="10pt"/>
    </style:style>
    <style:style style:name="T317" style:parent-style-name="Absatz-Standardschriftart" style:family="text">
      <style:text-properties fo:font-size="10pt" style:font-size-asian="10pt" style:font-size-complex="10pt"/>
    </style:style>
    <style:style style:name="T318" style:parent-style-name="Absatz-Standardschriftart" style:family="text">
      <style:text-properties fo:color="#0000FF" fo:font-size="10pt" style:font-size-asian="10pt" style:font-size-complex="10pt"/>
    </style:style>
    <style:style style:name="T319" style:parent-style-name="Absatz-Standardschriftart" style:family="text">
      <style:text-properties fo:color="#0000FF" fo:font-size="10pt" style:font-size-asian="10pt" style:font-size-complex="10pt"/>
    </style:style>
    <style:style style:name="T320"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4">Fitness For Geeks</text:span></text:p>
      <text:p text:style-name="P15"><text:span text:style-name="T16">Version:<text:s/></text:span><text:span text:style-name="T17">0.1</text:span></text:p>
      <text:p text:style-name="Textbody"/>
      <text:p text:style-name="Textbody"/>
      <table:table table:style-name="Table18">
        <table:table-columns>
          <table:table-column table:style-name="TableColumn19"/>
          <table:table-column table:style-name="TableColumn20"/>
        </table:table-columns>
        <table:table-row table:style-name="TableRow21">
          <table:table-cell table:style-name="TableCell22">
            <text:p text:style-name="P23">Project name</text:p>
          </table:table-cell>
          <table:table-cell table:style-name="TableCell24">
            <text:p text:style-name="P25"><text:span text:style-name="T26">Fitness For Geeks</text:span></text:p>
          </table:table-cell>
        </table:table-row>
        <table:table-row table:style-name="TableRow27">
          <table:table-cell table:style-name="TableCell28">
            <text:p text:style-name="P29">Project leader</text:p>
          </table:table-cell>
          <table:table-cell table:style-name="TableCell30">
            <text:p text:style-name="TableContents"/>
          </table:table-cell>
        </table:table-row>
        <table:table-row table:style-name="TableRow31">
          <table:table-cell table:style-name="TableCell32">
            <text:p text:style-name="P33">Responsible</text:p>
          </table:table-cell>
          <table:table-cell table:style-name="TableCell34">
            <text:p text:style-name="P35">Executive</text:p>
          </table:table-cell>
        </table:table-row>
        <table:table-row table:style-name="TableRow36">
          <table:table-cell table:style-name="TableCell37">
            <text:p text:style-name="P38">Created on</text:p>
          </table:table-cell>
          <table:table-cell table:style-name="TableCell39">
            <text:p text:style-name="TableContents"/>
          </table:table-cell>
        </table:table-row>
        <table:table-row table:style-name="TableRow40">
          <table:table-cell table:style-name="TableCell41">
            <text:p text:style-name="P42">Last changed</text:p>
          </table:table-cell>
          <table:table-cell table:style-name="TableCell43">
            <text:p text:style-name="TableContents"><text:span text:style-name="T44"><text:modification-date style:data-style-name="N45">10/05/2017</text:modification-date></text:span><text:span text:style-name="T46"><text:s/></text:span><text:span text:style-name="T47"><text:modification-date style:data-style-name="N48">11:47</text:modification-date></text:span></text:p>
          </table:table-cell>
        </table:table-row>
        <table:table-row table:style-name="TableRow49">
          <table:table-cell table:style-name="TableCell50">
            <text:p text:style-name="P51">Processing status</text:p>
          </table:table-cell>
          <table:table-cell table:style-name="TableCell52">
            <table:table table:style-name="Table53">
              <table:table-columns>
                <table:table-column table:style-name="TableColumn54"/>
                <table:table-column table:style-name="TableColumn55"/>
              </table:table-columns>
              <table:table-row table:style-name="TableRow56">
                <table:table-cell table:style-name="TableCell57">
                  <text:p text:style-name="P58">X</text:p>
                </table:table-cell>
                <table:table-cell table:style-name="TableCell59">
                  <text:p text:style-name="TableContents">in process</text:p>
                </table:table-cell>
              </table:table-row>
              <table:table-row table:style-name="TableRow60">
                <table:table-cell table:style-name="TableCell61">
                  <text:p text:style-name="P62"/>
                </table:table-cell>
                <table:table-cell table:style-name="TableCell63">
                  <text:p text:style-name="TableContents">submitted</text:p>
                </table:table-cell>
              </table:table-row>
              <table:table-row table:style-name="TableRow64">
                <table:table-cell table:style-name="TableCell65">
                  <text:p text:style-name="P66"/>
                </table:table-cell>
                <table:table-cell table:style-name="TableCell67">
                  <text:p text:style-name="TableContents">completed</text:p>
                </table:table-cell>
              </table:table-row>
            </table:table>
            <text:p text:style-name="P68"/>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V-Modell-XT Version</text:p>
          </table:table-cell>
          <table:table-cell table:style-name="TableCell76">
            <text:p text:style-name="P77">1.3</text:p>
          </table:table-cell>
        </table:table-row>
      </table:table>
      <text:p text:style-name="Textbody"/>
      <text:soft-page-break/>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TableContents"/>
          </table:table-cell>
        </table:table-row>
        <table:table-row table:style-name="TableRow86">
          <table:table-cell table:style-name="TableCell87">
            <text:p text:style-name="P88">Creation</text:p>
          </table:table-cell>
          <table:table-cell table:style-name="TableCell89">
            <text:p text:style-name="TableContents">Initial Extern</text:p>
          </table:table-cell>
        </table:table-row>
      </table:table>
      <text:p text:style-name="V-Modell-XT.Produktbeispiele.Überschrift">Change Listing</text:p>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able:number-columns-spanned="3">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able:number-columns-spanned="3">
                  <text:p text:style-name="P106">Change</text:p>
                </table:table-cell>
                <table:covered-table-cell/>
                <table:covered-table-cell/>
              </table:table-row>
              <table:table-row table:style-name="TableRow107">
                <table:table-cell table:style-name="TableCell108">
                  <text:p text:style-name="P109">No</text:p>
                </table:table-cell>
                <table:table-cell table:style-name="TableCell110">
                  <text:p text:style-name="P111">Date</text:p>
                </table:table-cell>
                <table:table-cell table:style-name="TableCell112">
                  <text:p text:style-name="P113">Version</text:p>
                </table:table-cell>
              </table:table-row>
            </table:table>
            <text:p text:style-name="P114"/>
          </table:table-cell>
          <table:covered-table-cell/>
          <table:covered-table-cell/>
          <table:table-cell table:style-name="TableCell115">
            <text:p text:style-name="P116">Changed<text:s/>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text:s/>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VersteckterText">Einordnung des Dokuments</text:p>
      <text:p text:style-name="VersteckterText"/>
      <text:p text:style-name="P164">The management bases the decision to approve a project within the scope of a Project Progress Decision of the<text:s/>Decision Gate 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65">All written text in this color<text:s/>is explanatory and has to be deleted when the document is released. The example given here is only a skeleton. Your text has to be more elaborate and explanatory.</text:p>
      <text:p text:style-name="P166"/>
      <text:p text:style-name="P167">Dear ladies and gentlemen!</text:p>
      <text:p text:style-name="P168">Within the scope of the subject “SYP” we decided to create a website, which should help with fitness related topics.</text:p>
      <text:p text:style-name="P169">Our plans are that it should create a nutrition plan especially for the user’s needs.</text:p>
      <text:p text:style-name="P170">We chose this topic, because we think that a lot of people would like to start or improve their workout and simply lack of knowhow.</text:p>
      <text:p text:style-name="P171">The website should also be able to monitor improvements over time, this way it should motivate and keep the user from quitting their workout.</text:p>
      <text:p text:style-name="P172">In order to keep the diet on point, we provide a custom nutrition plan.</text:p>
      <text:p text:style-name="P173"/>
      <text:p text:style-name="P174"><text:span text:style-name="T175">Normale daten(Kalorien, Fet</text:span><text:span text:style-name="T176">t,….)<text:s/></text:span><text:span text:style-name="T177"></text:span><text:span text:style-name="T178"><text:s/>Rezepte</text:span></text:p>
      <text:p text:style-name="P179">Cluster(Benutzergruppen)</text:p>
      <text:p text:style-name="P180">Einkaufszettel</text:p>
      <text:p text:style-name="P181"><text:span text:style-name="T182">Tracking over time<text:s/></text:span><text:span text:style-name="T183"></text:span><text:span text:style-name="T184"><text:s/>Fortschritt (Motivation)</text:span></text:p>
      <text:p text:style-name="P185">Gruppierung des bmi’s (fat with 30 bmi and muscle with 30bmi)</text:p>
      <text:p text:style-name="P186">Täglicher Plan aus dem man wählen kann (mehrer Pläne ausrechnen, nach abweichungen sortieren)</text:p>
      <text:p text:style-name="P187">Rezepte ausschließen oder außschlieslich nehmen</text:p>
      <text:p text:style-name="P188">Login user</text:p>
      <text:soft-page-break/>
      <text:h text:style-name="Überschrift1" text:outline-level="1">Initial Situation</text:h>
      <text:p text:style-name="VersteckterText">The initial situation presents the<text:s/><text:span text:style-name="T189">assessment of the actual situation</text:span><text:s/>of an organizational unit or the entire organization of an agency or company. Thus a need for action, which<text:s/>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text:s/>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0" draw:transform="translate(-0.97639in -0.42187in) rotate(-1.5708) translate(5.03706in 3.02051in)" draw:name="Textfeld 2" text:anchor-type="paragraph" svg:width="1.95278in" svg:height="0.84375in" style:rel-width="scale" style:rel-height="scale"><draw:text-box><text:p text:style-name="P190"><text:span text:style-name="T191">GERMAN</text:span></text:p><text:p text:style-name="P192"><text:span text:style-name="T193">EXPLANATION</text:span></text:p></draw:text-box><svg:title/><svg:desc/></draw:frame><text:span text:style-name="T194">In der Ausgangslage werden<text:s/></text:span><text:span text:style-name="T195">beispielsweise folgende Informationen und Daten der zu untersuchenden Organisationseinheit im Hinblick auf die Projektidee beschrieben:</text:span></text:p>
      <text:p text:style-name="P196">● Die Ist-Fähigkeiten der Organisation (was können wir?)</text:p>
      <text:p text:style-name="P197">● Die Soll-Fähigkeiten der Organisation (was wollen wir können?)</text:p>
      <text:p text:style-name="P198">● Ein Soll-Ist-Fähigkeitenvergleich (wo liegen die Defizite?)</text:p>
      <text:p text:style-name="P199">● Ein Fähigkeitsvergleich nach vorgegebenen Bewertungskriterien</text:p>
      <text:p text:style-name="P200">● Eine Skizze der Projektidee</text:p>
      <text:p text:style-name="P201"/>
      <text:p text:style-name="P202">Example:</text:p>
      <text:p text:style-name="V-Modell-XT.Textbody"><text:span text:style-name="T203">Studien, Übergewicht<text:s/></text:span><text:span text:style-name="T204"></text:span><text:span text:style-name="T205"><text:s/>falsche Ernährung, wenig</text:span><text:span text:style-name="T206">/</text:span><text:span text:style-name="T207"><text:s/>falsch kochen weil…,<text:s/></text:span></text:p>
      <text:p text:style-name="P208">Some person wants<text:s/>to start to train or has already been training for a certain amount of time and sees no improvements. Since they do not know how to train properly they do not want to start or quit. As an obvious result, they cannot live the healthy lifestyle they once wanted to.</text:p>
      <text:p text:style-name="P209"/>
      <text:p text:style-name="P210">Our website will help them to plan/monitor their diet in the best possible way.</text:p>
      <text:p text:style-name="P211"/>
      <text:p text:style-name="P212">They now have a nutrition plan and are not tempted to stop since they can keep track of their progress.</text:p>
      <text:soft-page-break/>
      <text:h text:style-name="Überschrift1" text:outline-level="1">General Conditions and Constraints</text:h>
      <text:p text:style-name="VersteckterText">example</text:p>
      <text:p text:style-name="P213">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214">Framework:</text:p>
      <text:list text:style-name="LFO12" text:continue-numbering="true">
        <text:list-item>
          <text:p text:style-name="P215">Website</text:p>
          <text:list text:continue-numbering="true">
            <text:list-item>
              <text:p text:style-name="P216">Community based Database</text:p>
              <text:list text:continue-numbering="true">
                <text:list-item>
                  <text:p text:style-name="P217">Wenn User unnütze Daten eingibt, werden sie weiteren Usern nicht vorgeschlagen</text:p>
                </text:list-item>
                <text:list-item>
                  <text:p text:style-name="P218">Daten werden von<text:s/>Moderatoren überprüft bevor sie geaddet werden</text:p>
                  <text:list text:continue-numbering="true">
                    <text:list-item>
                      <text:p text:style-name="P219">Wenn Daten in Cluster fallen aber sinnlos sind</text:p>
                    </text:list-item>
                  </text:list>
                </text:list-item>
              </text:list>
            </text:list-item>
            <text:list-item>
              <text:p text:style-name="P220">Easy to update/ publish</text:p>
            </text:list-item>
          </text:list>
        </text:list-item>
        <text:list-item>
          <text:p text:style-name="P221">Raspberrypie as server</text:p>
          <text:list text:continue-numbering="true">
            <text:list-item>
              <text:p text:style-name="P222">Kosten<text:s/>(Strom, Raspberrypie = billig)</text:p>
            </text:list-item>
            <text:list-item>
              <text:p text:style-name="P223">Nicht viele User</text:p>
            </text:list-item>
          </text:list>
        </text:list-item>
        <text:list-item>
          <text:p text:style-name="P224">Accounts</text:p>
        </text:list-item>
      </text:list>
      <text:soft-page-break/>
      <text:h text:style-name="Überschrift1" text:outline-level="1">Project Objectives and System Concepts</text:h>
      <text:p text:style-name="VersteckterText">In the Subject Project<text:s/>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ersteckterText">example</text:p>
      <text:p text:style-name="P225">Example:</text:p>
      <text:list text:style-name="LFO13" text:continue-numbering="true">
        <text:list-item>
          <text:p text:style-name="P226">An unexperienced person enters their data</text:p>
          <text:list text:continue-numbering="true">
            <text:list-item>
              <text:p text:style-name="P227">Bmi</text:p>
            </text:list-item>
            <text:list-item>
              <text:p text:style-name="P228">Bodyfat<text:s/>(Bilder)</text:p>
            </text:list-item>
            <text:list-item>
              <text:p text:style-name="P229">Ernährungsgewohnheiten (wie oft, wann,)</text:p>
            </text:list-item>
            <text:list-item>
              <text:p text:style-name="P230">Trainingsgewohnheiten?(wenn ja, wie oft,<text:s/>wie lange,<text:s/>…..)</text:p>
            </text:list-item>
            <text:list-item>
              <text:p text:style-name="P231">Allergien</text:p>
            </text:list-item>
            <text:list-item>
              <text:p text:style-name="P232">Supplements?</text:p>
            </text:list-item>
            <text:list-item>
              <text:p text:style-name="P233"/>
            </text:list-item>
          </text:list>
        </text:list-item>
        <text:list-item>
          <text:p text:style-name="P234">He/She/It gets a variety of plans he can choose from</text:p>
        </text:list-item>
        <text:list-item>
          <text:p text:style-name="P235">He/She/It lives healthier</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36"/>
      <text:p text:style-name="P237">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list text:style-name="LFO14" text:continue-numbering="true">
        <text:list-item>
          <text:p text:style-name="P238">Not getting enough data</text:p>
        </text:list-item>
        <text:list-item>
          <text:p text:style-name="P239">That customers wont use the product</text:p>
        </text:list-item>
        <text:list-item>
          <text:p text:style-name="P240"/>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text:s/>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41">The planning specifies<text:s/>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42">The following parts must be included:</text:p>
      <text:p text:style-name="P243">• List of major project milestones.</text:p>
      <text:p text:style-name="P244">• Assign project lead and other outstanding roles to team<text:s/>members.</text:p>
      <text:p text:style-name="P245">• Give a rough estimate how many resources you need (human resources, licenses, servers, etc.)</text:p>
      <text:p text:style-name="P246">Answer the following questions when preparing this section:</text:p>
      <text:p text:style-name="P247">• When will the project end?</text:p>
      <text:p text:style-name="P248">• When will the project start?</text:p>
      <text:p text:style-name="P249"><text:span text:style-name="T250">• When will be a first prototype</text:span><text:span text:style-name="T251"><text:s/>available?</text:span></text:p>
      <text:p text:style-name="P252"><text:span text:style-name="T253">• When does implementation work start?</text:span></text:p>
      <text:p text:style-name="P254"><text:span text:style-name="T255">• What are the big blocks of work to be done?</text:span></text:p>
      <text:p text:style-name="P256"><text:span text:style-name="T257">• Is this work doable in the given period of time?</text:span></text:p>
      <text:p text:style-name="P258"><text:span text:style-name="T259">• Do we need any other stuff to make our work (licenses, servers, ...)?</text:span></text:p>
      <text:p text:style-name="P260"/>
      <text:list text:style-name="LFO15" text:continue-numbering="true">
        <text:list-item>
          <text:p text:style-name="P261">Server aufsetzen</text:p>
        </text:list-item>
        <text:list-item>
          <text:p text:style-name="P262">Nur Kalorien rechenen</text:p>
        </text:list-item>
        <text:list-item>
          <text:p text:style-name="P263">Basic UI</text:p>
        </text:list-item>
        <text:list-item>
          <text:p text:style-name="P264">Auch andere Werte ausrechnen</text:p>
        </text:list-item>
        <text:list-item>
          <text:p text:style-name="P265">Fancy UI</text:p>
        </text:list-item>
        <text:list-item>
          <text:p text:style-name="P266">Inplement Exercises</text:p>
        </text:list-item>
      </text:list>
      <text:soft-page-break/>
      <text:h text:style-name="Überschrift1" text:outline-level="1">List of Abbreviations</text:h>
      <text:p text:style-name="Textbody"/>
      <table:table table:style-name="Table267">
        <table:table-columns>
          <table:table-column table:style-name="TableColumn268"/>
          <table:table-column table:style-name="TableColumn269"/>
        </table:table-columns>
        <table:table-row table:style-name="TableRow270">
          <table:table-cell table:style-name="TableCell271">
            <text:p text:style-name="P272">Abbreviation</text:p>
          </table:table-cell>
          <table:table-cell table:style-name="TableCell273">
            <text:p text:style-name="P274">Explanation</text:p>
          </table:table-cell>
        </table:table-row>
        <table:table-row table:style-name="TableRow275">
          <table:table-cell table:style-name="TableCell276">
            <text:p text:style-name="P277"/>
          </table:table-cell>
          <table:table-cell table:style-name="TableCell278">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79">Guidelines for checking the documents</text:p>
      <text:p text:style-name="P280">Contentwise and formal directives to<text:s/>the project are to be taken from part 5: V-Modell refer-ence products of the V-Modell-XT and if necessary from an associated evaluation specifica-tion document. For checking the product regarding its contentwise consistency related to the already finished<text:s/>products, the following product depencies are to be checked.</text:p>
      <text:p text:style-name="V-Modell-XT.Standard"/>
      <text:p text:style-name="P281">Consideration of the Project Proposal</text:p>
      <text:p text:style-name="P282">Affected products:</text:p>
      <text:list text:style-name="LFO16" text:continue-numbering="true">
        <text:list-item>
          <text:p text:style-name="P283">Project Proposal</text:p>
        </text:list-item>
      </text:list>
      <text:list text:style-name="LFO16">
        <text:list-item text:start-value="1">
          <text:p text:style-name="P284">Project Manual</text:p>
        </text:list-item>
      </text:list>
      <text:list text:style-name="LFO16">
        <text:list-item text:start-value="1">
          <text:p text:style-name="P285">Project Plan</text:p>
        </text:list-item>
      </text:list>
      <text:p text:style-name="P286">Description:</text:p>
      <text:p text:style-name="V-Modell-XT.Standard"><text:span text:style-name="T287">The information about<text:s/></text:span><text:span text:style-name="T288">»Initial Situation</text:span><text:span text:style-name="T289">, existing framework conditions,<text:s/></text:span><text:span text:style-name="T290">project targets, system conception and<text:s/></text:span><text:span text:style-name="T291">»Economic Efficiency</text:span><text:span text:style-name="T292"><text:s/>contained in the<text:s/></text:span><text:span text:style-name="T293">»Project Proposal</text:span><text:span text:style-name="T294"><text:s/>have to be considered in the<text:s/></text:span><text:span text:style-name="T295">»Project Manual</text:span><text:span text:style-name="T296"><text:s/>and in the<text:s/></text:span><text:span text:style-name="T297">»Project Plan</text:span><text:span text:style-name="T298">.</text:span></text:p>
      <text:p text:style-name="V-Modell-XT.Standard"/>
      <text:p text:style-name="P299">Preparing the first Project Progress Decision</text:p>
      <text:p text:style-name="P300">Affected products:</text:p>
      <text:list text:style-name="LFO16">
        <text:list-item text:start-value="1">
          <text:p text:style-name="P301">Project Proposal</text:p>
        </text:list-item>
      </text:list>
      <text:list text:style-name="LFO16">
        <text:list-item text:start-value="1">
          <text:p text:style-name="P302">Project<text:s/>Progress Decision</text:p>
        </text:list-item>
      </text:list>
      <text:p text:style-name="P303">Description:</text:p>
      <text:p text:style-name="V-Modell-XT.Standard"><text:span text:style-name="T304">The project ideas and realization proposals presented in the<text:s/></text:span><text:span text:style-name="T305">»Project Proposal</text:span><text:span text:style-name="T306"><text:s/>have to be weighted in a decision process that is outside of the V-Modell. The decision that is made has to be laid down in a<text:s/></text:span><text:span text:style-name="T307">»Project Progress D</text:span><text:span text:style-name="T308">ecision</text:span><text:span text:style-name="T309">.</text:span></text:p>
      <text:p text:style-name="V-Modell-XT.Standard"/>
      <text:p text:style-name="P310">Project Proposal and Requirements Specification</text:p>
      <text:p text:style-name="P311">Affected products:</text:p>
      <text:list text:style-name="LFO16">
        <text:list-item text:start-value="1">
          <text:p text:style-name="P312">Requirements Specification</text:p>
        </text:list-item>
      </text:list>
      <text:list text:style-name="LFO16">
        <text:list-item text:start-value="1">
          <text:p text:style-name="P313">Project Proposal</text:p>
        </text:list-item>
      </text:list>
      <text:p text:style-name="P314">Description:</text:p>
      <text:p text:style-name="V-Modell-XT.Standard"><text:span text:style-name="T315">In the product<text:s/></text:span><text:span text:style-name="T316">»Requirements Specification</text:span><text:span text:style-name="T317"><text:s/>or Requirements Specification Overall Project, the information from the<text:s/></text:span><text:span text:style-name="T318">»Projec</text:span><text:span text:style-name="T319">t Proposal</text:span><text:span text:style-name="T320"><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05/17</text:modification-date></text:span><text:span text:style-name="T7"><text:s/></text:span><text:span text:style-name="T8"><text:modification-date style:data-style-name="N9">11:47:00</text:modification-date></text:span><text:span text:style-name="T10"><text:tab/></text:span><text:span text:style-name="T11"><text:page-number text:fixed="false">6</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Stefan Waldl</dc:creator>
    <meta:creation-date>2017-09-26T07:03:00Z</meta:creation-date>
    <dc:date>2017-10-10T06:41:00Z</dc:date>
    <meta:template xlink:href="Normal.dotm" xlink:type="simple"/>
    <meta:editing-cycles>15</meta:editing-cycles>
    <meta:editing-duration>PT0S</meta:editing-duration>
    <meta:user-defined meta:name="Info 1"/>
    <meta:user-defined meta:name="Info 2"/>
    <meta:user-defined meta:name="Info 3"/>
    <meta:user-defined meta:name="Info 4"/>
    <meta:document-statistic meta:page-count="13" meta:paragraph-count="23" meta:word-count="1579" meta:character-count="11508" meta:row-count="82" meta:non-whitespace-character-count="9952"/>
  </office:meta>
</office:document-meta>
</file>